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2" table:number-columns-repeated="2" table:default-cell-style-name="ce27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51" office:value-type="string" calcext:value-type="string">
            <text:p>MACHINE</text:p>
          </table:table-cell>
          <table:table-cell table:number-columns-repeated="2"/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DDA_SKF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(15)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table:number-columns-repeated="2" table:style-name="ce10" office:value-type="string" calcext:value-type="string">
            <text:p>GB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style-name="ce10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</table:table-row>
        <table:table-row table:style-name="ro2">
          <table:table-cell table:style-name="ce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24075</text:p>
          </table:table-cell>
          <table:table-cell table:formula="of:=SUM([.N7:.X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 table:number-columns-repeated="2"/>
        </table:table-row>
        <table:table-row table:style-name="ro1">
          <table:table-cell table:style-name="ce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2177</text:p>
          </table:table-cell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19355,drago2:7817</text:p>
          </table:table-cell>
          <table:table-cell table:formula="of:=SUM([.N11:.X11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5:.X15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17:.X1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9:.X19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elect</text:p>
          </table:table-cell>
          <table:table-cell table:style-name="ce30" table:number-columns-repeated="9"/>
          <table:table-cell table:style-name="ce33"/>
          <table:table-cell table:style-name="ce30" table:number-columns-repeated="2"/>
          <table:table-cell table:style-name="ce40" table:number-columns-repeated="12"/>
          <table:table-cell table:number-columns-repeated="2"/>
          <table:table-cell table:style-name="ce40" table:number-columns-repeated="9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number-columns-repeated="10"/>
          <table:table-cell table:style-name="ce30"/>
          <table:table-cell table:style-name="ce27"/>
          <table:table-cell table:style-name="ce40" table:number-columns-repeated="12"/>
          <table:table-cell table:number-columns-repeated="2"/>
          <table:table-cell table:style-name="ce40" table:number-columns-repeated="4"/>
          <table:table-cell table:style-name="ce40" office:value-type="string" calcext:value-type="string">
            <text:p>RERUN -1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7"/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26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3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6"/>
          <table:table-cell table:style-name="ce1"/>
        </table:table-row>
        <table:table-row table:style-name="ro1">
          <table:table-cell table:style-name="ce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38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</table:table-row>
        <table:table-row table:style-name="ro1">
          <table:table-cell table:style-name="ce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/>
          <table:table-cell table:style-name="Default" table:number-columns-repeated="8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24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7:44:42.500368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4-01-18T17:55:48.034211115</dc:date>
    <meta:editing-duration>PT14H9M59S</meta:editing-duration>
    <meta:editing-cycles>139</meta:editing-cycles>
    <meta:document-statistic meta:table-count="1" meta:cell-count="731" meta:object-count="0"/>
  </office:meta>
</office:document-meta>
</file>